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Standard">
      <style:paragraph-properties fo:padding="0cm" fo:border-left="none" fo:border-right="none" fo:border-top="none" fo:border-bottom="0.99pt solid #000000"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19.05cm" style:type="right"/>
        </style:tab-stops>
      </style:paragraph-properties>
      <style:text-properties fo:font-weight="bold" style:font-weight-asian="bold" style:font-name-complex="Arial"/>
    </style:style>
    <style:style style:name="P2" style:family="paragraph" style:parent-style-name="Standard">
      <style:paragraph-properties fo:padding="0cm" fo:border-left="none" fo:border-right="none" fo:border-top="none" fo:border-bottom="0.99pt solid #000000"/>
      <style:text-properties fo:font-weight="bold" style:font-weight-asian="bold"/>
    </style:style>
    <style:style style:name="P3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19.05cm" style:type="right"/>
        </style:tab-stops>
      </style:paragraph-properties>
      <style:text-properties fo:font-size="10.5pt" officeooo:paragraph-rsid="00329c28" style:font-size-asian="10.5pt" style:font-name-complex="Arial" style:font-size-complex="10.5pt"/>
    </style:style>
    <style:style style:name="P4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fo:font-size="10.5pt" fo:font-style="italic" fo:font-weight="bold" officeooo:paragraph-rsid="001ceb1f" style:font-size-asian="10.5pt" style:font-style-asian="italic" style:font-weight-asian="bold" style:font-name-complex="Arial" style:font-size-complex="10.5pt" style:font-style-complex="italic"/>
    </style:style>
    <style:style style:name="P5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fo:font-size="10.5pt" fo:font-style="italic" fo:font-weight="bold" officeooo:rsid="0025720c" officeooo:paragraph-rsid="0025720c" style:font-size-asian="10.5pt" style:font-style-asian="italic" style:font-weight-asian="bold" style:font-name-complex="Arial" style:font-size-complex="10.5pt" style:font-style-complex="italic" style:font-weight-complex="bold"/>
    </style:style>
    <style:style style:name="P6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fo:font-size="10.5pt" fo:font-style="italic" fo:font-weight="normal" officeooo:rsid="0025720c" officeooo:paragraph-rsid="0025720c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P7" style:family="paragraph" style:parent-style-name="Standard">
      <style:paragraph-properties fo:text-align="center" style:justify-single-word="false"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19.05cm" style:type="right"/>
        </style:tab-stops>
      </style:paragraph-properties>
    </style:style>
    <style:style style:name="P8" style:family="paragraph" style:parent-style-name="Standard">
      <style:paragraph-properties fo:text-align="center" style:justify-single-word="false"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19.05cm" style:type="right"/>
        </style:tab-stops>
      </style:paragraph-properties>
      <style:text-properties fo:font-size="8pt" style:font-size-asian="8pt" style:font-name-complex="Arial" style:font-size-complex="8pt"/>
    </style:style>
    <style:style style:name="P9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19.05cm" style:type="right"/>
        </style:tab-stops>
      </style:paragraph-properties>
      <style:text-properties fo:font-size="8pt" officeooo:paragraph-rsid="00262698" style:font-size-asian="8pt" style:font-name-complex="Arial" style:font-size-complex="8pt"/>
    </style:style>
    <style:style style:name="P10" style:family="paragraph" style:parent-style-name="Standard">
      <style:text-properties fo:font-size="8pt" style:font-size-asian="8pt" style:font-size-complex="8pt"/>
    </style:style>
    <style:style style:name="P11" style:family="paragraph" style:parent-style-name="Standard">
      <style:text-properties fo:font-size="8pt" fo:font-weight="bold" style:font-size-asian="8pt" style:font-weight-asian="bold" style:font-size-complex="8pt"/>
    </style:style>
    <style:style style:name="P12" style:family="paragraph" style:parent-style-name="Standard">
      <style:paragraph-properties fo:margin-left="0cm" fo:margin-right="0cm" fo:text-indent="0cm" style:auto-text-indent="false"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19.05cm" style:type="right"/>
        </style:tab-stops>
      </style:paragraph-properties>
      <style:text-properties fo:font-size="8pt" fo:font-weight="bold" style:font-size-asian="8pt" style:font-weight-asian="bold" style:font-size-complex="8pt"/>
    </style:style>
    <style:style style:name="P13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officeooo:paragraph-rsid="00187c92"/>
    </style:style>
    <style:style style:name="P14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</style:style>
    <style:style style:name="P15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officeooo:paragraph-rsid="001ceb1f"/>
    </style:style>
    <style:style style:name="P16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officeooo:paragraph-rsid="001d19ec"/>
    </style:style>
    <style:style style:name="P17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officeooo:paragraph-rsid="0026e24e"/>
    </style:style>
    <style:style style:name="P18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officeooo:paragraph-rsid="003fc137"/>
    </style:style>
    <style:style style:name="P19" style:family="paragraph" style:parent-style-name="Standard">
      <style:paragraph-properties>
        <style:tab-stops>
          <style:tab-stop style:position="0.635cm"/>
          <style:tab-stop style:position="3.651cm"/>
          <style:tab-stop style:position="10.16cm"/>
          <style:tab-stop style:position="13.97cm"/>
          <style:tab-stop style:position="19.05cm" style:type="right"/>
        </style:tab-stops>
      </style:paragraph-properties>
    </style:style>
    <style:style style:name="P20" style:family="paragraph" style:parent-style-name="Standard">
      <style:paragraph-properties>
        <style:tab-stops>
          <style:tab-stop style:position="0.635cm"/>
          <style:tab-stop style:position="3.651cm"/>
          <style:tab-stop style:position="10.16cm"/>
          <style:tab-stop style:position="13.97cm"/>
          <style:tab-stop style:position="19.05cm" style:type="right"/>
        </style:tab-stops>
      </style:paragraph-properties>
      <style:text-properties officeooo:paragraph-rsid="00190811"/>
    </style:style>
    <style:style style:name="P21" style:family="paragraph" style:parent-style-name="Standard">
      <style:paragraph-properties>
        <style:tab-stops>
          <style:tab-stop style:position="0.635cm"/>
          <style:tab-stop style:position="3.651cm"/>
          <style:tab-stop style:position="10.16cm"/>
          <style:tab-stop style:position="13.97cm"/>
          <style:tab-stop style:position="19.05cm" style:type="right"/>
        </style:tab-stops>
      </style:paragraph-properties>
      <style:text-properties officeooo:paragraph-rsid="00187c92"/>
    </style:style>
    <style:style style:name="P22" style:family="paragraph" style:parent-style-name="Standard">
      <style:paragraph-properties fo:padding="0cm" fo:border-left="none" fo:border-right="none" fo:border-top="none" fo:border-bottom="0.99pt solid #000000"/>
    </style:style>
    <style:style style:name="P23" style:family="paragraph" style:parent-style-name="List_20_Paragraph" style:list-style-name="WWNum1">
      <style:paragraph-properties fo:margin-left="0.635cm" fo:margin-right="0cm" fo:text-indent="-0.635cm" style:auto-text-indent="false">
        <style:tab-stops>
          <style:tab-stop style:position="0cm"/>
          <style:tab-stop style:position="2.54cm"/>
          <style:tab-stop style:position="10.16cm"/>
          <style:tab-stop style:position="13.97cm"/>
          <style:tab-stop style:position="19.05cm" style:type="right"/>
        </style:tab-stops>
      </style:paragraph-properties>
      <style:text-properties fo:font-size="10.5pt" officeooo:rsid="001ceb1f" officeooo:paragraph-rsid="001ea045" style:font-size-asian="10.5pt" style:font-name-complex="Arial" style:font-size-complex="10.5pt"/>
    </style:style>
    <style:style style:name="P24" style:family="paragraph" style:parent-style-name="Standard" style:master-page-name="First_20_Page">
      <style:paragraph-properties fo:text-align="center" style:justify-single-word="false" style:page-number="auto"/>
      <style:text-properties fo:font-size="16pt" fo:font-weight="bold" officeooo:rsid="00187c92" officeooo:paragraph-rsid="00187c92" style:font-size-asian="16pt" style:font-weight-asian="bold" style:font-size-complex="16pt"/>
    </style:style>
    <style:style style:name="P25" style:family="paragraph" style:parent-style-name="Standard" style:list-style-name="L1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fo:font-size="10.5pt" fo:font-style="italic" fo:font-weight="normal" officeooo:rsid="0044ffd2" officeooo:paragraph-rsid="0044ffd2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P26" style:family="paragraph" style:parent-style-name="Standard" style:list-style-name="L1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fo:font-size="10.5pt" fo:font-style="italic" fo:font-weight="normal" officeooo:rsid="00262698" officeooo:paragraph-rsid="0032c793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P27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fo:font-size="10.5pt" fo:font-style="italic" fo:font-weight="normal" officeooo:rsid="004c621e" officeooo:paragraph-rsid="004c621e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P28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fo:font-size="10.5pt" fo:font-style="italic" fo:font-weight="bold" officeooo:rsid="004c621e" officeooo:paragraph-rsid="004c621e" style:font-size-asian="10.5pt" style:font-style-asian="italic" style:font-weight-asian="bold" style:font-name-complex="Arial" style:font-size-complex="10.5pt" style:font-style-complex="italic" style:font-weight-complex="bold"/>
    </style:style>
    <style:style style:name="P29" style:family="paragraph" style:parent-style-name="Standard" style:list-style-name="WWNum1">
      <style:paragraph-properties fo:margin-left="0cm" fo:margin-right="0cm" fo:text-indent="0cm" style:auto-text-indent="false"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19.05cm" style:type="right"/>
        </style:tab-stops>
      </style:paragraph-properties>
      <style:text-properties fo:font-size="10.5pt" officeooo:rsid="001ceb1f" officeooo:paragraph-rsid="001ceb1f" style:font-size-asian="10.5pt" style:font-name-complex="Arial" style:font-size-complex="10.5pt"/>
    </style:style>
    <style:style style:name="P30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19.05cm" style:type="right"/>
        </style:tab-stops>
      </style:paragraph-properties>
      <style:text-properties fo:font-size="10.5pt" officeooo:rsid="00329c28" officeooo:paragraph-rsid="004c621e" style:font-size-asian="10.5pt" style:font-name-complex="Arial" style:font-size-complex="10.5pt"/>
    </style:style>
    <style:style style:name="P31" style:family="paragraph" style:parent-style-name="Standard" style:list-style-name="L1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officeooo:rsid="0025720c" officeooo:paragraph-rsid="0025720c"/>
    </style:style>
    <style:style style:name="P32" style:family="paragraph" style:parent-style-name="Standard" style:list-style-name="L2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officeooo:paragraph-rsid="00415c40"/>
    </style:style>
    <style:style style:name="P33" style:family="paragraph" style:parent-style-name="Standard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officeooo:paragraph-rsid="004c621e"/>
    </style:style>
    <style:style style:name="P34" style:family="paragraph" style:parent-style-name="Standard" style:list-style-name="L2">
      <style:paragraph-properties>
        <style:tab-stops>
          <style:tab-stop style:position="0.635cm"/>
          <style:tab-stop style:position="2.54cm"/>
          <style:tab-stop style:position="10.16cm"/>
          <style:tab-stop style:position="13.97cm"/>
          <style:tab-stop style:position="20.003cm" style:type="right"/>
        </style:tab-stops>
      </style:paragraph-properties>
      <style:text-properties officeooo:rsid="00415c40" officeooo:paragraph-rsid="00415c40"/>
    </style:style>
    <style:style style:name="T1" style:family="text">
      <style:text-properties style:font-name="Calibri" fo:font-style="italic" fo:font-weight="bold" style:font-style-asian="italic" style:font-weight-asian="bold" style:font-style-complex="italic"/>
    </style:style>
    <style:style style:name="T2" style:family="text">
      <style:text-properties fo:font-size="10.5pt" style:font-size-asian="10.5pt" style:font-name-complex="Arial" style:font-size-complex="10.5pt"/>
    </style:style>
    <style:style style:name="T3" style:family="text">
      <style:text-properties fo:font-size="10.5pt" style:font-size-asian="10.5pt" style:font-name-complex="Arial" style:font-size-complex="10.5pt" style:font-style-complex="italic"/>
    </style:style>
    <style:style style:name="T4" style:family="text">
      <style:text-properties fo:font-size="10.5pt" officeooo:rsid="00187c92" style:font-size-asian="10.5pt" style:font-name-complex="Arial" style:font-size-complex="10.5pt" style:font-style-complex="italic"/>
    </style:style>
    <style:style style:name="T5" style:family="text">
      <style:text-properties fo:font-size="10.5pt" officeooo:rsid="00348b0c" style:font-size-asian="10.5pt" style:font-name-complex="Arial" style:font-size-complex="10.5pt" style:font-style-complex="italic"/>
    </style:style>
    <style:style style:name="T6" style:family="text">
      <style:text-properties fo:font-size="10.5pt" officeooo:rsid="001d19ec" style:font-size-asian="10.5pt" style:font-name-complex="Arial" style:font-size-complex="10.5pt" style:font-style-complex="italic"/>
    </style:style>
    <style:style style:name="T7" style:family="text">
      <style:text-properties fo:font-size="10.5pt" officeooo:rsid="00187c92" style:font-size-asian="10.5pt" style:font-name-complex="Arial" style:font-size-complex="10.5pt"/>
    </style:style>
    <style:style style:name="T8" style:family="text">
      <style:text-properties fo:font-size="10.5pt" officeooo:rsid="00190811" style:font-size-asian="10.5pt" style:font-name-complex="Arial" style:font-size-complex="10.5pt"/>
    </style:style>
    <style:style style:name="T9" style:family="text">
      <style:text-properties fo:font-size="10.5pt" officeooo:rsid="003e2964" style:font-size-asian="10.5pt" style:font-name-complex="Arial" style:font-size-complex="10.5pt"/>
    </style:style>
    <style:style style:name="T10" style:family="text">
      <style:text-properties fo:font-size="10.5pt" fo:font-weight="bold" style:font-size-asian="10.5pt" style:font-weight-asian="bold" style:font-name-complex="Arial" style:font-size-complex="10.5pt" style:font-style-complex="italic"/>
    </style:style>
    <style:style style:name="T11" style:family="text">
      <style:text-properties fo:font-size="10.5pt" fo:font-weight="bold" officeooo:rsid="00187c92" style:font-size-asian="10.5pt" style:font-weight-asian="bold" style:font-name-complex="Arial" style:font-size-complex="10.5pt" style:font-style-complex="italic"/>
    </style:style>
    <style:style style:name="T12" style:family="text">
      <style:text-properties fo:font-size="10.5pt" fo:font-weight="bold" officeooo:rsid="001ceb1f" style:font-size-asian="10.5pt" style:font-weight-asian="bold" style:font-name-complex="Arial" style:font-size-complex="10.5pt" style:font-style-complex="italic"/>
    </style:style>
    <style:style style:name="T13" style:family="text">
      <style:text-properties fo:font-size="10.5pt" fo:font-weight="bold" officeooo:rsid="001d19ec" style:font-size-asian="10.5pt" style:font-weight-asian="bold" style:font-name-complex="Arial" style:font-size-complex="10.5pt" style:font-style-complex="italic"/>
    </style:style>
    <style:style style:name="T14" style:family="text">
      <style:text-properties fo:font-size="10.5pt" fo:font-weight="bold" officeooo:rsid="001f8caf" style:font-size-asian="10.5pt" style:font-weight-asian="bold" style:font-name-complex="Arial" style:font-size-complex="10.5pt" style:font-style-complex="italic"/>
    </style:style>
    <style:style style:name="T15" style:family="text">
      <style:text-properties fo:font-size="10.5pt" fo:font-weight="bold" officeooo:rsid="0025720c" style:font-size-asian="10.5pt" style:font-weight-asian="bold" style:font-name-complex="Arial" style:font-size-complex="10.5pt" style:font-style-complex="italic"/>
    </style:style>
    <style:style style:name="T16" style:family="text">
      <style:text-properties fo:font-size="10.5pt" fo:font-style="italic" style:font-size-asian="10.5pt" style:font-style-asian="italic" style:font-name-complex="Arial" style:font-size-complex="10.5pt" style:font-style-complex="italic"/>
    </style:style>
    <style:style style:name="T17" style:family="text">
      <style:text-properties fo:font-size="10.5pt" fo:font-style="italic" officeooo:rsid="00187c92" style:font-size-asian="10.5pt" style:font-style-asian="italic" style:font-name-complex="Arial" style:font-size-complex="10.5pt" style:font-style-complex="italic"/>
    </style:style>
    <style:style style:name="T18" style:family="text">
      <style:text-properties fo:font-size="10.5pt" fo:font-style="italic" officeooo:rsid="00190811" style:font-size-asian="10.5pt" style:font-style-asian="italic" style:font-name-complex="Arial" style:font-size-complex="10.5pt" style:font-style-complex="italic"/>
    </style:style>
    <style:style style:name="T19" style:family="text">
      <style:text-properties fo:font-size="10.5pt" fo:font-style="italic" officeooo:rsid="001d19ec" style:font-size-asian="10.5pt" style:font-style-asian="italic" style:font-name-complex="Arial" style:font-size-complex="10.5pt" style:font-style-complex="italic"/>
    </style:style>
    <style:style style:name="T20" style:family="text">
      <style:text-properties fo:font-size="10.5pt" fo:font-style="italic" fo:font-weight="bold" style:font-size-asian="10.5pt" style:font-style-asian="italic" style:font-weight-asian="bold" style:font-name-complex="Arial" style:font-size-complex="10.5pt" style:font-style-complex="italic"/>
    </style:style>
    <style:style style:name="T21" style:family="text">
      <style:text-properties fo:font-size="10.5pt" fo:font-style="italic" fo:font-weight="bold" officeooo:rsid="001d19ec" style:font-size-asian="10.5pt" style:font-style-asian="italic" style:font-weight-asian="bold" style:font-name-complex="Arial" style:font-size-complex="10.5pt" style:font-style-complex="italic"/>
    </style:style>
    <style:style style:name="T22" style:family="text">
      <style:text-properties fo:font-size="10.5pt" fo:font-style="italic" fo:font-weight="bold" officeooo:rsid="0032c793" style:font-size-asian="10.5pt" style:font-style-asian="italic" style:font-weight-asian="bold" style:font-name-complex="Arial" style:font-size-complex="10.5pt" style:font-style-complex="italic"/>
    </style:style>
    <style:style style:name="T23" style:family="text">
      <style:text-properties fo:font-size="10.5pt" fo:font-style="italic" fo:font-weight="normal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T24" style:family="text">
      <style:text-properties fo:font-size="10.5pt" fo:font-style="italic" fo:font-weight="normal" officeooo:rsid="001ceb1f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T25" style:family="text">
      <style:text-properties fo:font-size="10.5pt" fo:font-style="italic" fo:font-weight="normal" officeooo:rsid="0025720c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T26" style:family="text">
      <style:text-properties fo:font-size="10.5pt" fo:font-style="italic" fo:font-weight="normal" officeooo:rsid="00262698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T27" style:family="text">
      <style:text-properties fo:font-size="10.5pt" fo:font-style="italic" fo:font-weight="normal" officeooo:rsid="0026e24e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T28" style:family="text">
      <style:text-properties fo:font-size="10.5pt" fo:font-style="italic" fo:font-weight="normal" officeooo:rsid="002f9ed3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T29" style:family="text">
      <style:text-properties fo:font-size="10.5pt" fo:font-style="italic" fo:font-weight="normal" officeooo:rsid="00302d02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T30" style:family="text">
      <style:text-properties fo:font-size="10.5pt" fo:font-style="italic" fo:font-weight="normal" officeooo:rsid="0030c644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T31" style:family="text">
      <style:text-properties fo:font-size="10.5pt" fo:font-style="italic" fo:font-weight="normal" officeooo:rsid="0032c793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T32" style:family="text">
      <style:text-properties fo:font-size="10.5pt" fo:font-style="italic" fo:font-weight="normal" officeooo:rsid="00367f54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T33" style:family="text">
      <style:text-properties fo:font-size="10.5pt" fo:font-style="italic" fo:font-weight="normal" officeooo:rsid="00348b0c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T34" style:family="text">
      <style:text-properties fo:font-size="10.5pt" fo:font-style="italic" fo:font-weight="normal" officeooo:rsid="003ab6c2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T35" style:family="text">
      <style:text-properties fo:font-size="10.5pt" fo:font-style="italic" fo:font-weight="normal" officeooo:rsid="00384a45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T36" style:family="text">
      <style:text-properties fo:font-size="10.5pt" fo:font-style="italic" fo:font-weight="normal" officeooo:rsid="003fc137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T37" style:family="text">
      <style:text-properties fo:font-size="10.5pt" fo:font-style="italic" fo:font-weight="normal" officeooo:rsid="00415c40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T38" style:family="text">
      <style:text-properties fo:font-size="10.5pt" fo:font-style="italic" fo:font-weight="normal" officeooo:rsid="00425c97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T39" style:family="text">
      <style:text-properties fo:font-size="10.5pt" fo:font-weight="normal" style:font-size-asian="10.5pt" style:font-weight-asian="normal" style:font-name-complex="Arial" style:font-size-complex="10.5pt" style:font-style-complex="italic" style:font-weight-complex="normal"/>
    </style:style>
    <style:style style:name="T40" style:family="text">
      <style:text-properties fo:font-size="10.5pt" fo:font-weight="normal" officeooo:rsid="00187c92" style:font-size-asian="10.5pt" style:font-weight-asian="normal" style:font-name-complex="Arial" style:font-size-complex="10.5pt" style:font-style-complex="italic" style:font-weight-complex="normal"/>
    </style:style>
    <style:style style:name="T41" style:family="text">
      <style:text-properties fo:font-size="10.5pt" fo:font-weight="normal" officeooo:rsid="00190811" style:font-size-asian="10.5pt" style:font-weight-asian="normal" style:font-name-complex="Arial" style:font-size-complex="10.5pt" style:font-style-complex="italic" style:font-weight-complex="normal"/>
    </style:style>
    <style:style style:name="T42" style:family="text">
      <style:text-properties fo:font-size="10.5pt" fo:font-weight="normal" officeooo:rsid="001c18bb" style:font-size-asian="10.5pt" style:font-weight-asian="normal" style:font-name-complex="Arial" style:font-size-complex="10.5pt" style:font-style-complex="italic" style:font-weight-complex="normal"/>
    </style:style>
    <style:style style:name="T43" style:family="text">
      <style:text-properties fo:font-size="10.5pt" fo:font-weight="normal" officeooo:rsid="001f8caf" style:font-size-asian="10.5pt" style:font-weight-asian="normal" style:font-name-complex="Arial" style:font-size-complex="10.5pt" style:font-style-complex="italic" style:font-weight-complex="normal"/>
    </style:style>
    <style:style style:name="T44" style:family="text">
      <style:text-properties fo:font-size="10.5pt" fo:font-weight="normal" officeooo:rsid="002dd250" style:font-size-asian="10.5pt" style:font-weight-asian="normal" style:font-name-complex="Arial" style:font-size-complex="10.5pt" style:font-style-complex="italic" style:font-weight-complex="normal"/>
    </style:style>
    <style:style style:name="T45" style:family="text">
      <style:text-properties fo:font-size="10.5pt" fo:font-weight="normal" officeooo:rsid="002f9ed3" style:font-size-asian="10.5pt" style:font-weight-asian="normal" style:font-name-complex="Arial" style:font-size-complex="10.5pt" style:font-style-complex="italic" style:font-weight-complex="normal"/>
    </style:style>
    <style:style style:name="T46" style:family="text">
      <style:text-properties fo:font-size="10.5pt" fo:font-weight="normal" officeooo:rsid="00348b0c" style:font-size-asian="10.5pt" style:font-weight-asian="normal" style:font-name-complex="Arial" style:font-size-complex="10.5pt" style:font-style-complex="italic" style:font-weight-complex="normal"/>
    </style:style>
    <style:style style:name="T47" style:family="text">
      <style:text-properties fo:font-size="10.5pt" fo:font-weight="normal" officeooo:rsid="004c621e" style:font-size-asian="10.5pt" style:font-weight-asian="normal" style:font-name-complex="Arial" style:font-size-complex="10.5pt" style:font-style-complex="italic" style:font-weight-complex="normal"/>
    </style:style>
    <style:style style:name="T48" style:family="text">
      <style:text-properties fo:font-weight="bold" style:font-weight-asian="bold"/>
    </style:style>
    <style:style style:name="T49" style:family="text">
      <style:text-properties fo:font-weight="bold" fo:background-color="transparent" loext:char-shading-value="0" style:font-weight-asian="bold"/>
    </style:style>
    <style:style style:name="T50" style:family="text">
      <style:text-properties fo:font-size="10pt" fo:font-style="italic" style:font-size-asian="10pt" style:font-style-asian="italic" style:font-name-complex="Arial" style:font-size-complex="10pt" style:font-style-complex="italic"/>
    </style:style>
    <style:style style:name="T51" style:family="text">
      <style:text-properties fo:font-size="10pt" fo:font-style="italic" officeooo:rsid="00244d66" style:font-size-asian="10pt" style:font-style-asian="italic" style:font-name-complex="Arial" style:font-size-complex="10pt" style:font-style-complex="italic"/>
    </style:style>
    <style:style style:name="T52" style:family="text">
      <style:text-properties fo:font-size="10pt" fo:font-style="italic" officeooo:rsid="0025720c" style:font-size-asian="10pt" style:font-style-asian="italic" style:font-name-complex="Arial" style:font-size-complex="10pt" style:font-style-complex="italic"/>
    </style:style>
    <style:style style:name="T53" style:family="text">
      <style:text-properties fo:font-size="10pt" fo:font-style="italic" officeooo:rsid="00302d02" style:font-size-asian="10pt" style:font-style-asian="italic" style:font-name-complex="Arial" style:font-size-complex="10pt" style:font-style-complex="italic"/>
    </style:style>
    <style:style style:name="T54" style:family="text">
      <style:text-properties fo:font-size="10pt" fo:font-style="italic" officeooo:rsid="00348b0c" style:font-size-asian="10pt" style:font-style-asian="italic" style:font-name-complex="Arial" style:font-size-complex="10pt" style:font-style-complex="italic"/>
    </style:style>
    <style:style style:name="T55" style:family="text">
      <style:text-properties fo:font-size="10pt" fo:font-style="italic" officeooo:rsid="00435f6b" style:font-size-asian="10pt" style:font-style-asian="italic" style:font-name-complex="Arial" style:font-size-complex="10pt" style:font-style-complex="italic"/>
    </style:style>
    <style:style style:name="T56" style:family="text">
      <style:text-properties officeooo:rsid="001d19ec"/>
    </style:style>
    <style:style style:name="T57" style:family="text">
      <style:text-properties officeooo:rsid="00329c28"/>
    </style:style>
    <style:style style:name="T58" style:family="text">
      <style:text-properties officeooo:rsid="0032c793"/>
    </style:style>
    <style:style style:name="T59" style:family="text">
      <style:text-properties officeooo:rsid="00348b0c"/>
    </style:style>
    <style:style style:name="T60" style:family="text">
      <style:text-properties officeooo:rsid="003ec9d6"/>
    </style:style>
    <style:style style:name="T61" style:family="text">
      <style:text-properties officeooo:rsid="003fc137"/>
    </style:style>
    <style:style style:name="T62" style:family="text">
      <style:text-properties officeooo:rsid="0047411b"/>
    </style:style>
    <style:style style:name="T63" style:family="text">
      <style:text-properties officeooo:rsid="00492b07"/>
    </style:style>
    <style:style style:name="T64" style:family="text">
      <style:text-properties officeooo:rsid="004e1429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Nathan Yin</text:p>
      <text:p text:style-name="P7"><text:span text:style-name="T7">Sydney 2033</text:span><text:span text:style-name="T2"> | </text:span><text:span text:style-name="T7">0415769466</text:span><text:span text:style-name="T2"> | </text:span><text:a xlink:type="simple" xlink:href="mailto:nathanzjyin@gmail.com" text:style-name="Internet_20_link" text:visited-style-name="Visited_20_Internet_20_Link"><text:span text:style-name="T7">nathanzjyin@gmail.com</text:span></text:a><text:span text:style-name="T7"> </text:span><text:span text:style-name="T2">| </text:span><text:span text:style-name="T7">Australian Citizen</text:span><text:span text:style-name="T2"> </text:span><text:span text:style-name="T8">| <text:s/></text:span><text:a xlink:type="simple" xlink:href="https://github.com/Yinnerston" text:style-name="Internet_20_link" text:visited-style-name="Visited_20_Internet_20_Link"><text:span text:style-name="T8">https://github.com/Yinnerston</text:span></text:a><text:span text:style-name="T8"> <text:s/></text:span><text:span text:style-name="T9">| <text:s/></text:span><text:a xlink:type="simple" xlink:href="https://www.linkedin.com/in/nathanyin/" text:style-name="Internet_20_link" text:visited-style-name="Visited_20_Internet_20_Link"><text:span text:style-name="T9">https://www.linkedin.com/in/nathanyin/</text:span></text:a><text:span text:style-name="T9"> </text:span></text:p>
      <text:p text:style-name="P8"/>
      <text:p text:style-name="P1">Objective</text:p>
      <text:p text:style-name="P30">I am a self-starter <text:span text:style-name="T58">and </text:span><text:span text:style-name="T61">outspoken</text:span> communicator who is eager to take responsibilities to prove myself. I enjoy learning new languages, <text:span text:style-name="T59">libraries</text:span> and development tools; <text:span text:style-name="T61">but what I’m really hungry for is experience in the industry</text:span>. <text:span text:style-name="T59">I </text:span><text:span text:style-name="T61">have developed code</text:span><text:span text:style-name="T59"> </text:span><text:span text:style-name="T61">across </text:span><text:span text:style-name="T59">the full-stack, and consider myself a problem solver first and foremost. </text:span><text:span text:style-name="T61">I want </text:span><text:span text:style-name="T64">to</text:span><text:span text:style-name="T63"> solve interesting problems </text:span><text:span text:style-name="T64">and gain more experience in the undercurrents of technology; security, data management, DevOps, architecture and CS fundamentals</text:span><text:span text:style-name="T61">.</text:span></text:p>
      <text:p text:style-name="P3"><text:span text:style-name="T58">Currently s</text:span><text:span text:style-name="T57">eeking internships </text:span><text:span text:style-name="T59">or</text:span><text:span text:style-name="T57"> junior software development opportunities with </text:span><text:span text:style-name="T58">a focus</text:span><text:span text:style-name="T57"> in Data Engineering and </text:span><text:span text:style-name="T59">back-end systems</text:span><text:span text:style-name="T57"> starting in 2022.</text:span></text:p>
      <text:p text:style-name="P9"/>
      <text:p text:style-name="P1">Education</text:p>
      <text:p text:style-name="P13"><text:span text:style-name="T11">Bachelor of Computer Science (Databases)</text:span><text:span text:style-name="T10"> | </text:span><text:span text:style-name="T11">University of New South Wales</text:span><text:span text:style-name="T10"><text:tab/><text:tab/><text:tab/></text:span><text:span text:style-name="T16">F</text:span><text:span text:style-name="T17">ebru</text:span><text:span text:style-name="T18">ary 2020</text:span><text:span text:style-name="T16"> – Present</text:span></text:p>
      <text:p text:style-name="P33"><text:span text:style-name="T4">Penultimate </text:span><text:span text:style-name="T6">Year</text:span><text:span text:style-name="T4"> Student. Expected Graduation: <text:s/>2023.</text:span><text:span text:style-name="T10"><text:tab/></text:span></text:p>
      <text:p text:style-name="P10"/>
      <text:p text:style-name="P2">Skills</text:p>
      <text:p text:style-name="P19"><text:span text:style-name="T10">Programming </text:span><text:span text:style-name="T11">Languages</text:span><text:span text:style-name="T10">: <text:s/></text:span><text:span text:style-name="T3">Java, </text:span><text:span text:style-name="T4">Scala, </text:span><text:span text:style-name="T3">Python, </text:span><text:span text:style-name="T4">SQL, </text:span><text:span text:style-name="T5">Javascript</text:span></text:p>
      <text:p text:style-name="P19"><text:span text:style-name="T10">Platforms:</text:span><text:span text:style-name="T3"> <text:s/>Linux (Ubuntu, Slackware, Debian)</text:span></text:p>
      <text:p text:style-name="P20"><text:span text:style-name="T10">Software: <text:s/></text:span><text:span text:style-name="T41">Postgres, Docker, HDFS, Spark, Kafka, </text:span><text:span text:style-name="T45">Flink,</text:span><text:span text:style-name="T41"> FastAPI (Python), </text:span><text:span text:style-name="T42">HTTP, </text:span><text:span text:style-name="T45">Git, </text:span><text:span text:style-name="T46">Jira, React, </text:span><text:span text:style-name="T47">BigQuery, dbt, Github Actions</text:span></text:p>
      <text:p text:style-name="P21"><text:span text:style-name="T10">Communication:</text:span><text:span text:style-name="T39"> </text:span><text:span text:style-name="T46">Agile methodology, </text:span><text:span text:style-name="T44">Data Modeling</text:span><text:span text:style-name="T40"> (UML, </text:span><text:span text:style-name="T44">relational models, </text:span><text:span text:style-name="T47">dimensional modeling</text:span><text:span text:style-name="T40">), </text:span><text:span text:style-name="T47">Google Data Studio</text:span></text:p>
      <text:p text:style-name="P11"/>
      <text:p text:style-name="P2">Experience</text:p>
      <text:p text:style-name="P16"><text:span text:style-name="T13">University of Western Australia</text:span><text:span text:style-name="T10"> | </text:span><text:span text:style-name="T13">Online</text:span><text:span text:style-name="T16"><text:tab/><text:tab/><text:tab/></text:span><text:span text:style-name="T19">Casual 2020-2022</text:span></text:p>
      <text:p text:style-name="P16"><text:span text:style-name="T20">Research Assistant / </text:span><text:span text:style-name="T22">University of Western Australia</text:span><text:span text:style-name="T21"> Law School</text:span><text:span text:style-name="T10"><text:tab/><text:tab/></text:span></text:p>
      <text:p text:style-name="P14"><text:span text:style-name="T53">Modeled data for seminar</text:span><text:span text:style-name="T51"> </text:span><text:span text:style-name="T52">slides</text:span><text:span text:style-name="T51"> using </text:span><text:span text:style-name="T53">Microsoft </text:span><text:span text:style-name="T54">Office Suite </text:span><text:span text:style-name="T55">for Professor Rick Krever and Peter Mellor</text:span><text:span text:style-name="T50">.</text:span></text:p>
      <text:p text:style-name="P12"/>
      <text:p text:style-name="P2">Projects</text:p>
      <text:p text:style-name="P17"><text:span text:style-name="T14">Stream Data-Processing </text:span><text:span text:style-name="T15">Personal Project</text:span><text:span text:style-name="T10"><text:tab/><text:tab/><text:tab/><text:tab/></text:span><text:span text:style-name="T25">August 2022</text:span></text:p>
      <text:p text:style-name="P17"><text:span text:style-name="T27">Individual project </text:span><text:span text:style-name="T28">that simulated an activity logger by </text:span><text:span text:style-name="T29">publishing data to </text:span><text:span text:style-name="T30">a </text:span><text:span text:style-name="T29">Kafka </text:span><text:span text:style-name="T30">topic, formatting data using </text:span><text:span text:style-name="T31">Apache </text:span><text:span text:style-name="T30">Flink, then writing </text:span><text:span text:style-name="T32">unauthenticated</text:span><text:span text:style-name="T30"> data to </text:span><text:span text:style-name="T31">a </text:span><text:span text:style-name="T30">Postgre</text:span><text:span text:style-name="T31">SQL Database</text:span><text:span text:style-name="T28">.</text:span></text:p>
      <text:list text:style-name="L1">
        <text:list-item>
          <text:p text:style-name="P25">I architected the project from Agile Proposal to UML to implementation and <text:span text:style-name="T62">learnt</text:span> Kafka and Flink for the project. </text:p>
        </text:list-item>
        <text:list-item>
          <text:p text:style-name="P26">Application handles <text:span text:style-name="T58">10000 concurrent</text:span> requests <text:span text:style-name="T58">on a single machine</text:span></text:p>
        </text:list-item>
        <text:list-item>
          <text:p text:style-name="P26"><text:span text:style-name="T58">S</text:span>calability <text:span text:style-name="T58">to millions of events </text:span>through Kafka</text:p>
        </text:list-item>
        <text:list-item>
          <text:p text:style-name="P31"><text:a xlink:type="simple" xlink:href="https://github.com/Yinnerston/Stream-Data-Processing" text:style-name="Internet_20_link" text:visited-style-name="Visited_20_Internet_20_Link"><text:span text:style-name="T23">https://github.com/Yinnerston/Stream-Data-</text:span><text:span text:style-name="T26">Processing</text:span></text:a><text:span text:style-name="T26"> </text:span><text:span text:style-name="T23"><text:s/></text:span></text:p>
        </text:list-item>
      </text:list>
      <text:p text:style-name="P28">theLook eCommerce Data Pipeline to Dashboard</text:p>
      <text:p text:style-name="P27"><text:tab/>27 November 2022 – Present</text:p>
      <text:p text:style-name="P27">Data Pipeline from a <text:a xlink:type="simple" xlink:href="https://console.cloud.google.com/marketplace/product/bigquery-public-data/thelook-ecommerce" text:style-name="Internet_20_link" text:visited-style-name="Visited_20_Internet_20_Link">BigQuery public dataset</text:a> to models in dbt to a Google Data Studio dashboard updated daily.</text:p>
      <text:p text:style-name="P27"/>
      <text:p text:style-name="P5"><text:span text:style-name="T59">Event Management System</text:span> <text:span text:style-name="T60">for COMP3900 (University CompSci Final Project)</text:span></text:p>
      <text:p text:style-name="P6"><text:tab/><text:span text:style-name="T59">September 2022</text:span></text:p>
      <text:p text:style-name="P18"><text:span text:style-name="T36">I was the Scrum-Master in a </text:span><text:span text:style-name="T33">Team</text:span><text:span text:style-name="T31"> Project </text:span><text:span text:style-name="T32">with five contributors for a </text:span><text:span text:style-name="T34">CRUD </text:span><text:span text:style-name="T38">app </text:span><text:span text:style-name="T32">event management system. </text:span><text:span text:style-name="T36">I worked across the full stack and managed the project </text:span><text:span text:style-name="T37">using Slack and Jira through Agile development</text:span><text:span text:style-name="T36">.</text:span><text:span text:style-name="T32"> </text:span></text:p>
      <text:list text:style-name="L2">
        <text:list-item>
          <text:p text:style-name="P32"><text:span text:style-name="T37">I </text:span><text:span text:style-name="T36">a</text:span><text:span text:style-name="T34">rchitected</text:span><text:span text:style-name="T32"> the python </text:span><text:span text:style-name="T35">back-end using the FastAPI library </text:span><text:span text:style-name="T34">and SQLAlchemy ORM linked to a </text:span><text:span text:style-name="T37">P</text:span><text:span text:style-name="T34">ostgre</text:span><text:span text:style-name="T37">SQL</text:span><text:span text:style-name="T34"> database</text:span><text:span text:style-name="T35">.</text:span></text:p>
        </text:list-item>
        <text:list-item>
          <text:p text:style-name="P34"><text:span text:style-name="T23">Self-taught myself front-end development using React with a focus on best practices to write testable and reusable code.</text:span></text:p>
        </text:list-item>
      </text:list>
      <text:p text:style-name="P11"/>
      <text:p text:style-name="P22"><text:span text:style-name="T48">Leadership </text:span><text:span text:style-name="T49">or</text:span><text:span text:style-name="T48"> Activities</text:span></text:p>
      <text:p text:style-name="P15"><text:span text:style-name="T12">UNSW CSE Hackathon 2022</text:span><text:span text:style-name="T10"> | </text:span><text:span text:style-name="T13">Sydney</text:span><text:span text:style-name="T10">, </text:span><text:span text:style-name="T13">NSW</text:span><text:span text:style-name="T10"><text:tab/><text:tab/><text:tab/></text:span><text:span text:style-name="T43">July</text:span><text:span text:style-name="T24"> 2022</text:span></text:p>
      <text:p text:style-name="P4"><text:span text:style-name="T56">Team Member</text:span><text:tab/><text:tab/><text:tab/></text:p>
      <text:list text:style-name="WWNum1">
        <text:list-item>
          <text:p text:style-name="P29"><text:span text:style-name="T58">Team project using </text:span>Docker, React <text:span text:style-name="T58">and</text:span> Google API calls <text:span text:style-name="T58">to create a chrome extension that displays related search terms to highlighted text</text:span></text:p>
        </text:list-item>
        <text:list-item>
          <text:p text:style-name="P23"><text:a xlink:type="simple" xlink:href="https://github.com/tunedin-ctrl/Hackathon22" text:style-name="Internet_20_link" text:visited-style-name="Visited_20_Internet_20_Link"><text:span text:style-name="T1">https://github.com/tunedin-ctrl/Hackathon22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n" fo:country="US" style:letter-kerning="fals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pt" style:country-asian="BR"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ListLabel_20_1" style:display-name="ListLabel 1" style:family="text">
      <style:text-properties style:use-window-font-color="true" loext:opacity="0%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5.24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6.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cm" fo:margin-bottom="1.27cm" fo:margin-left="1.27cm" fo:margin-right="1.27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page-layout style:name="Mpm2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1" draw:style-name="Mdp1" style:next-style-name="Standard">
      <style:header>
        <text:p text:style-name="Header"/>
      </style:header>
    </style:master-page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ECE UPCP Resume Template </dc:title>
    <meta:initial-creator>Anna Holcomb and Christina Bourgeois </meta:initial-creator>
    <meta:editing-cycles>28</meta:editing-cycles>
    <meta:print-date>2019-09-03T17:29:00</meta:print-date>
    <meta:creation-date>2019-09-03T17:29:00</meta:creation-date>
    <dc:date>2022-12-06T13:41:01.957000000</dc:date>
    <meta:editing-duration>PT2H9M16S</meta:editing-duration>
    <meta:generator>LibreOffice/7.4.3.2$Windows_X86_64 LibreOffice_project/1048a8393ae2eeec98dff31b5c133c5f1d08b890</meta:generator>
    <meta:document-statistic meta:table-count="0" meta:image-count="0" meta:object-count="0" meta:page-count="1" meta:paragraph-count="37" meta:word-count="434" meta:character-count="3067" meta:non-whitespace-character-count="2647"/>
    <meta:user-defined meta:name="AppVersion">16.0000</meta:user-defined>
    <meta:user-defined meta:name="Company">ECE Undergraduate Professional Communication Program</meta:user-defined>
    <meta:template xlink:type="simple" xlink:actuate="onRequest" xlink:title="Normal.dotm" xlink:href=""/>
  </office:meta>
</office:document-meta>
</file>